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bec" officeooo:paragraph-rsid="0008ab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2:09:04.052233211</meta:creation-date>
    <meta:editing-duration>PT22M17S</meta:editing-duration>
    <meta:editing-cycles>4</meta:editing-cycles>
    <meta:generator>LibreOffice/7.3.7.2$Linux_X86_64 LibreOffice_project/30$Build-2</meta:generator>
    <meta:initial-creator>Mick Chesterman</meta:initial-creator>
    <dc:date>2023-03-14T05:55:14.018818163</dc:date>
    <dc:creator>Mick Chesterman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